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35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map style:condition="cell-content()=[.B3]" style:apply-style-name="Good" style:base-cell-address="Sheet1.C3"/>
    </style:style>
    <style:style style:name="ce4" style:family="table-cell" style:parent-style-name="Default">
      <style:map style:condition="cell-content()=[.B4]" style:apply-style-name="Good" style:base-cell-address="Sheet1.C4"/>
    </style:style>
    <style:style style:name="ce5" style:family="table-cell" style:parent-style-name="Default">
      <style:table-cell-properties fo:background-color="#c2e0ae"/>
      <style:map style:condition="cell-content()=[.B5]" style:apply-style-name="Good" style:base-cell-address="Sheet1.C5"/>
    </style:style>
    <style:style style:name="ce6" style:family="table-cell" style:parent-style-name="Default">
      <style:map style:condition="cell-content()=[.B6]" style:apply-style-name="Good" style:base-cell-address="Sheet1.C6"/>
      <style:map style:condition="cell-content()!=[.B6]" style:apply-style-name="Bad" style:base-cell-address="Sheet1.C6"/>
    </style:style>
    <style:style style:name="ce7" style:family="table-cell" style:parent-style-name="Default">
      <style:map style:condition="cell-content()=[.B7]" style:apply-style-name="Good" style:base-cell-address="Sheet1.C7"/>
      <style:map style:condition="cell-content()!=[.B7]" style:apply-style-name="Bad" style:base-cell-address="Sheet1.C7"/>
    </style:style>
    <style:style style:name="ce8" style:family="table-cell" style:parent-style-name="Default">
      <style:table-cell-properties fo:background-color="#c2e0ae"/>
      <style:map style:condition="cell-content()=[.B8]" style:apply-style-name="Good" style:base-cell-address="Sheet1.C8"/>
    </style:style>
    <style:style style:name="ce9" style:family="table-cell" style:parent-style-name="Default">
      <style:table-cell-properties fo:background-color="#c2e0ae"/>
      <style:map style:condition="cell-content()=[.B9]" style:apply-style-name="Good" style:base-cell-address="Sheet1.C9"/>
    </style:style>
    <style:style style:name="ce10" style:family="table-cell" style:parent-style-name="Default">
      <style:table-cell-properties fo:background-color="#c2e0ae"/>
      <style:map style:condition="cell-content()=[.B10]" style:apply-style-name="Good" style:base-cell-address="Sheet1.C10"/>
    </style:style>
    <style:style style:name="ce11" style:family="table-cell" style:parent-style-name="Default">
      <style:table-cell-properties fo:background-color="#c2e0ae"/>
      <style:map style:condition="cell-content()=[.B11]" style:apply-style-name="Good" style:base-cell-address="Sheet1.C11"/>
    </style:style>
    <style:style style:name="ce12" style:family="table-cell" style:parent-style-name="Default">
      <style:table-cell-properties fo:background-color="#c2e0ae"/>
      <style:map style:condition="cell-content()=[.B12]" style:apply-style-name="Good" style:base-cell-address="Sheet1.C12"/>
    </style:style>
    <style:style style:name="ce13" style:family="table-cell" style:parent-style-name="Default">
      <style:table-cell-properties fo:background-color="#c2e0ae"/>
      <style:map style:condition="cell-content()=[.B13]" style:apply-style-name="Good" style:base-cell-address="Sheet1.C13"/>
    </style:style>
    <style:style style:name="ce14" style:family="table-cell" style:parent-style-name="Default">
      <style:map style:condition="cell-content()=[.B14]" style:apply-style-name="Good" style:base-cell-address="Sheet1.C14"/>
    </style:style>
    <style:style style:name="ce15" style:family="table-cell" style:parent-style-name="Default">
      <style:map style:condition="cell-content()=[.B15]" style:apply-style-name="Good" style:base-cell-address="Sheet1.C15"/>
    </style:style>
    <style:style style:name="ce16" style:family="table-cell" style:parent-style-name="Default">
      <style:map style:condition="cell-content()=[.B16]" style:apply-style-name="Good" style:base-cell-address="Sheet1.C16"/>
    </style:style>
    <style:style style:name="ce17" style:family="table-cell" style:parent-style-name="Default">
      <style:table-cell-properties fo:background-color="#c2e0ae"/>
      <style:map style:condition="cell-content()=[.B17]" style:apply-style-name="Good" style:base-cell-address="Sheet1.C1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ed Sequence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table:style-name="ce2" office:value-type="string" calcext:value-type="string">
            <text:p>m, p, s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1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style-name="ce3" office:value-type="string" calcext:value-type="string">
            <text:p>h, r, c, e, s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1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table:style-name="ce4" office:value-type="string" calcext:value-type="string">
            <text:p>h, b, p, s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1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table:style-name="ce5" office:value-type="string" calcext:value-type="string">
            <text:p>h, p, s, c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1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table:style-name="ce6" office:value-type="string" calcext:value-type="string">
            <text:p>p, b, s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1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table:style-name="ce7" office:value-type="string" calcext:value-type="string">
            <text:p>p, g, s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1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table:style-name="ce8" office:value-type="string" calcext:value-type="string">
            <text:p>p, n, g, s, b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1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table:style-name="ce9" office:value-type="string" calcext:value-type="string">
            <text:p>t, p, g, n, s, m, r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1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table:style-name="ce10" office:value-type="string" calcext:value-type="string">
            <text:p>p, m, s, y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1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style-name="ce11" office:value-type="string" calcext:value-type="string">
            <text:p>n, y, p, b, m, f, s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1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table:style-name="ce12" office:value-type="string" calcext:value-type="string">
            <text:p>m, p, a, t, b, c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1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table:style-name="ce13" office:value-type="string" calcext:value-type="string">
            <text:p>p, a, s, o, b, c, e, w, g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1">
          <table:table-cell office:value-type="string" calcext:value-type="string">
            <text:p>24_02</text:p>
          </table:table-cell>
          <table:table-cell office:value-type="string" calcext:value-type="string">
            <text:p>a, w, g, p, s</text:p>
          </table:table-cell>
          <table:table-cell table:style-name="ce14" office:value-type="string" calcext:value-type="string">
            <text:p>p, g, a, w, s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1">
          <table:table-cell office:value-type="string" calcext:value-type="string">
            <text:p>24_04</text:p>
          </table:table-cell>
          <table:table-cell office:value-type="string" calcext:value-type="string">
            <text:p>p, c</text:p>
          </table:table-cell>
          <table:table-cell table:style-name="ce15" office:value-type="string" calcext:value-type="string">
            <text:p>p, c</text:p>
          </table:table-cell>
          <table:table-cell office:value-type="string" calcext:value-type="string">
            <text:p>p = plate, c = cup</text:p>
          </table:table-cell>
        </table:table-row>
        <table:table-row table:style-name="ro1">
          <table:table-cell office:value-type="string" calcext:value-type="string">
            <text:p>24_05</text:p>
          </table:table-cell>
          <table:table-cell office:value-type="string" calcext:value-type="string">
            <text:p>g, s, w, a, p</text:p>
          </table:table-cell>
          <table:table-cell table:style-name="ce16" office:value-type="string" calcext:value-type="string">
            <text:p>p, s, w, g, a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1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table:style-name="ce17" office:value-type="string" calcext:value-type="string">
            <text:p>p, s, t, g, c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68,75% accuracy</text:p>
          </table:table-cell>
          <table:table-cell table:number-columns-repeated="2"/>
        </table:table-row>
        <calcext:conditional-formats>
          <calcext:conditional-format calcext:target-range-address="Sheet1.C6:Sheet1.C6">
            <calcext:condition calcext:apply-style-name="Good" calcext:value="=[.B6]" calcext:base-cell-address="Sheet1.C6"/>
            <calcext:condition calcext:apply-style-name="Bad" calcext:value="!=[.B6]" calcext:base-cell-address="Sheet1.C6"/>
          </calcext:conditional-format>
          <calcext:conditional-format calcext:target-range-address="Sheet1.C7:Sheet1.C7">
            <calcext:condition calcext:apply-style-name="Good" calcext:value="=[.B7]" calcext:base-cell-address="Sheet1.C7"/>
            <calcext:condition calcext:apply-style-name="Bad" calcext:value="!=[.B7]" calcext:base-cell-address="Sheet1.C7"/>
          </calcext:conditional-format>
          <calcext:conditional-format calcext:target-range-address="Sheet1.C8:Sheet1.C8">
            <calcext:condition calcext:apply-style-name="Good" calcext:value="=[.B8]" calcext:base-cell-address="Sheet1.C8"/>
          </calcext:conditional-format>
          <calcext:conditional-format calcext:target-range-address="Sheet1.C9:Sheet1.C9">
            <calcext:condition calcext:apply-style-name="Good" calcext:value="=[.B9]" calcext:base-cell-address="Sheet1.C9"/>
          </calcext:conditional-format>
          <calcext:conditional-format calcext:target-range-address="Sheet1.C10:Sheet1.C10">
            <calcext:condition calcext:apply-style-name="Good" calcext:value="=[.B10]" calcext:base-cell-address="Sheet1.C10"/>
          </calcext:conditional-format>
          <calcext:conditional-format calcext:target-range-address="Sheet1.C11:Sheet1.C11">
            <calcext:condition calcext:apply-style-name="Good" calcext:value="=[.B11]" calcext:base-cell-address="Sheet1.C11"/>
          </calcext:conditional-format>
          <calcext:conditional-format calcext:target-range-address="Sheet1.C12:Sheet1.C12">
            <calcext:condition calcext:apply-style-name="Good" calcext:value="=[.B12]" calcext:base-cell-address="Sheet1.C12"/>
          </calcext:conditional-format>
          <calcext:conditional-format calcext:target-range-address="Sheet1.C13:Sheet1.C13">
            <calcext:condition calcext:apply-style-name="Good" calcext:value="=[.B13]" calcext:base-cell-address="Sheet1.C13"/>
          </calcext:conditional-format>
          <calcext:conditional-format calcext:target-range-address="Sheet1.C14:Sheet1.C14">
            <calcext:condition calcext:apply-style-name="Good" calcext:value="=[.B14]" calcext:base-cell-address="Sheet1.C14"/>
          </calcext:conditional-format>
          <calcext:conditional-format calcext:target-range-address="Sheet1.C15:Sheet1.C15">
            <calcext:condition calcext:apply-style-name="Good" calcext:value="=[.B15]" calcext:base-cell-address="Sheet1.C15"/>
          </calcext:conditional-format>
          <calcext:conditional-format calcext:target-range-address="Sheet1.C16:Sheet1.C16">
            <calcext:condition calcext:apply-style-name="Good" calcext:value="=[.B16]" calcext:base-cell-address="Sheet1.C16"/>
          </calcext:conditional-format>
          <calcext:conditional-format calcext:target-range-address="Sheet1.C17:Sheet1.C17">
            <calcext:condition calcext:apply-style-name="Good" calcext:value="=[.B17]" calcext:base-cell-address="Sheet1.C17"/>
          </calcext:conditional-format>
          <calcext:conditional-format calcext:target-range-address="Sheet1.C3:Sheet1.C3">
            <calcext:condition calcext:apply-style-name="Good" calcext:value="=[.B3]" calcext:base-cell-address="Sheet1.C3"/>
          </calcext:conditional-format>
          <calcext:conditional-format calcext:target-range-address="Sheet1.C4:Sheet1.C4">
            <calcext:condition calcext:apply-style-name="Good" calcext:value="=[.B4]" calcext:base-cell-address="Sheet1.C4"/>
          </calcext:conditional-format>
          <calcext:conditional-format calcext:target-range-address="Sheet1.C5:Sheet1.C5">
            <calcext:condition calcext:apply-style-name="Good" calcext:value="=[.B5]" calcext:base-cell-address="Sheet1.C5"/>
          </calcext:conditional-format>
          <calcext:conditional-format calcext:target-range-address="Sheet1.C2:Sheet1.C2">
            <calcext:condition calcext:apply-style-name="Good" calcext:value="=[.B2]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C2:Sheet1.C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10T10:46:51.054513997</dc:date>
    <meta:editing-duration>PT2H44M21S</meta:editing-duration>
    <meta:editing-cycles>5</meta:editing-cycles>
    <meta:generator>LibreOffice/6.0.7.3$Linux_X86_64 LibreOffice_project/00m0$Build-3</meta:generator>
    <meta:document-statistic meta:table-count="1" meta:cell-count="69" meta:object-count="0"/>
  </office:meta>
</office:document-meta>
</file>